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4cm" fo:break-before="auto" style:use-optimal-row-height="true"/>
    </style:style>
    <style:style style:name="ro3" style:family="table-row">
      <style:table-row-properties style:row-height="0.866cm" fo:break-before="auto" style:use-optimal-row-height="true"/>
    </style:style>
    <style:style style:name="ro4" style:family="table-row">
      <style:table-row-properties style:row-height="2.074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1">
          <table:table-cell office:value-type="string" calcext:value-type="string">
            <text:p>"Tomorrow it will rain cats and dogs."</text:p>
          </table:table-cell>
          <table:table-cell table:number-columns-repeated="2" office:value-type="string" calcext:value-type="string">
            <text:p>rain cats and dogs</text:p>
          </table:table-cell>
          <table:table-cell table:style-name="ce6" table:formula="of:=COUNTIF([.B$1:.B$1048576];&quot;rain cats and dogs&quot;)" office:value-type="float" office:value="10" calcext:value-type="float">
            <text:p>10</text:p>
          </table:table-cell>
        </table:table-row>
        <table:table-row table:style-name="ro2">
          <table:table-cell office:value-type="string" calcext:value-type="string">
            <text:p>"I should not expect i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must be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Most awful weather - cats and dogs it rain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rains cats and dogs .</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s been de worst weather in de world for rats and mice, because it hab been raining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Should it rain cats and dogs I'll not stay in this spot," so he scampered off spite of the weather.</text:p>
          </table:table-cell>
          <table:table-cell office:value-type="string" calcext:value-type="string">
            <text:p>rain cats and dogs</text:p>
          </table:table-cell>
          <table:table-cell table:number-columns-repeated="2"/>
        </table:table-row>
        <table:table-row table:style-name="ro4">
          <table:table-cell office:value-type="string" calcext:value-type="string">
            <text:p>The Stags may thank the weather which has preserved them from being chased by Her Majesty's Hounds, but, as those royal animals are not permitted to kill them, it is possible that they would rather have been regularly hunted than baited in the way they have been now for three months, whilst it has rained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alk of raining cats and dogs, and pitchforks with their points downward - those descriptions fall far short of the facts.</text:p>
          </table:table-cell>
          <table:table-cell office:value-type="string" calcext:value-type="string">
            <text:p>rain cats and dogs</text:p>
          </table:table-cell>
          <table:table-cell table:number-columns-repeated="2"/>
        </table:table-row>
        <table:table-row table:style-name="ro5">
          <table:table-cell office:value-type="string" calcext:value-type="string">
            <text:p>A halt to admit of the weather clearing formed an excuse for dejeuner, but matters became worse instead of better, and the afternoon turned outthe proverbial "cats and dogs."</text:p>
          </table:table-cell>
          <table:table-cell office:value-type="string" calcext:value-type="string">
            <text:p>rain cats and dogs</text:p>
          </table:table-cell>
          <table:table-cell table:number-columns-repeated="2"/>
        </table:table-row>
        <table:table-row table:style-name="ro1" table:number-rows-repeated="9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11:32:42.7320642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4T12:16:39.541123605</dc:date>
    <meta:editing-duration>P1DT4H9M26S</meta:editing-duration>
    <meta:editing-cycles>169</meta:editing-cycles>
    <meta:generator>LibreOffice/6.4.6.2$Linux_X86_64 LibreOffice_project/40$Build-2</meta:generator>
    <meta:document-statistic meta:table-count="1" meta:cell-count="26" meta:object-count="0"/>
  </office:meta>
</office:document-meta>
</file>